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officeooo:rsid="00141f17" officeooo:paragraph-rsid="00158cde" style:font-name-asian="Segoe UI" style:font-size-asian="12pt" style:font-weight-asian="normal" style:font-name-complex="Tahoma" style:font-size-complex="12pt" style:font-weight-complex="normal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6" style:family="paragraph" style:parent-style-name="Text_20_body">
      <style:paragraph-properties fo:break-before="page"/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officeooo:rsid="00141f17" officeooo:paragraph-rsid="00158cde" style:font-name-asian="Segoe UI" style:font-size-asian="12pt" style:font-weight-asian="normal" style:font-name-complex="Tahoma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style:font-name-asian="Segoe UI" style:font-size-asian="12pt" style:font-weight-asian="normal" style:font-name-complex="Tahoma" style:font-size-complex="12pt" style:font-weight-complex="normal"/>
    </style:style>
    <style:style style:name="T14" style:family="text">
      <style:text-properties officeooo:rsid="000ca595"/>
    </style:style>
    <style:style style:name="T15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6" style:family="text">
      <style:text-properties officeooo:rsid="000d3009"/>
    </style:style>
    <style:style style:name="T17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17">Selecciona las arquitecturas y tecnologías de programación sobre clientes Web, identificando y analizando las capacidades y características de cada una. </text:span></text:span><text:span text:style-name="A1"><text:span text:style-name="T15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16">DEW</text:span> en el equipo del profesor y accesible por red local.</text:h>
        </text:list-item>
        <text:list-item>
          <text:p text:style-name="P2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5">Software d<text:span text:style-name="T14">e desarrollo.</text:span></text:p>
        </text:list-item>
        <text:list-item>
          <text:p text:style-name="P27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Escribe un programa en TypeScript que calcule el precio final de un producto basado en su categoría y si tiene un descuento disponible. El programa debe cumplir con las siguientes especificaciones:</text:p>
      <text:list text:style-name="L2">
        <text:list-item>
          <text:p text:style-name="P28"><text:span text:style-name="Strong_20_Emphasis">Definir variables</text:span> para:</text:p>
          <text:list>
            <text:list-item>
              <text:p text:style-name="P29">El nombre del producto.</text:p>
            </text:list-item>
            <text:list-item>
              <text:p text:style-name="P29">El precio base del producto.</text:p>
            </text:list-item>
            <text:list-item>
              <text:p text:style-name="P29">La categoría del producto (puede ser "electrónica", "ropa", o "alimentos").</text:p>
            </text:list-item>
            <text:list-item>
              <text:p text:style-name="P29">Si el producto tiene un descuento (un valor booleano: <text:span text:style-name="Source_20_Text">true</text:span> o <text:span text:style-name="Source_20_Text">false</text:span>).</text:p>
            </text:list-item>
          </text:list>
        </text:list-item>
        <text:list-item>
          <text:p text:style-name="P28">Usa una declaración <text:span text:style-name="Source_20_Text">if</text:span> para verificar si el producto tiene un descuento:</text:p>
          <text:list>
            <text:list-item>
              <text:p text:style-name="P29">Si tiene descuento, el precio final se reducirá en un 10% del precio base.</text:p>
            </text:list-item>
          </text:list>
        </text:list-item>
        <text:list-item>
          <text:p text:style-name="P28">Usa un <text:span text:style-name="Source_20_Text">switch</text:span> para ajustar el precio final según la categoría del producto:</text:p>
          <text:list>
            <text:list-item>
              <text:p text:style-name="P29">Si es "electrónica", el precio se incrementará en un 20%.</text:p>
            </text:list-item>
            <text:list-item>
              <text:p text:style-name="P29">Si es "ropa", el precio se incrementará en un 10%.</text:p>
            </text:list-item>
            <text:list-item>
              <text:p text:style-name="P29">Si es "alimentos", el precio se mantendrá igual.</text:p>
            </text:list-item>
          </text:list>
        </text:list-item>
        <text:list-item>
          <text:p text:style-name="P28">Al final, muestra el nombre del producto y su precio final.</text:p>
        </text:list-item>
      </text:list>
      <text:p text:style-name="P7"><text:span text:style-name="T13"/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09T16:12:53.904000000</dc:date>
    <meta:editing-duration>PT47M33S</meta:editing-duration>
    <meta:editing-cycles>19</meta:editing-cycles>
    <meta:generator>LibreOffice/24.2.5.2$Windows_X86_64 LibreOffice_project/bffef4ea93e59bebbeaf7f431bb02b1a39ee8a59</meta:generator>
    <meta:document-statistic meta:table-count="1" meta:image-count="3" meta:object-count="0" meta:page-count="3" meta:paragraph-count="29" meta:word-count="288" meta:character-count="1718" meta:non-whitespace-character-count="1468"/>
  </office:meta>
</office:document-meta>
</file>